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style:font-name-complex="Arial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ru" fo:country="RU" fo:font-style="normal" style:font-style-asian="normal" style:font-style-complex="normal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color="#ffffff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6">ПОВЕРКИ</text:span></text:p>
      <text:p text:style-name="P5"><text:span text:style-name="T18">поверки дозиметра типа </text:span><text:span text:style-name="T9">ДКГ</text:span><text:span text:style-name="T18">-</text:span><text:span text:style-name="T9">АТ2503</text:span></text:p>
      <text:p text:style-name="P8"/>
      <text:p text:style-name="P6"><text:span text:style-name="T18">зав. № </text:span><text:span text:style-name="T25"><text:s/>$</text:span><text:span text:style-name="T3">allSerial <text:s/></text:span><text:span text:style-name="T18"><text:s/></text:span><text:span text:style-name="T20">.</text:span><text:span text:style-name="T18"> </text:span></text:p>
      <text:p text:style-name="P6"><text:span text:style-name="T18">принадлежащего </text:span><text:span text:style-name="T19">.</text:span><text:span text:style-name="T25"> <text:s text:c="105"/></text:span><text:span text:style-name="T19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6">Т</text:span> = <text:span text:style-name="T24"><text:s/></text:span><text:span text:style-name="T17">$temp </text:span><text:s/>°<text:span text:style-name="T16">С</text:span>, атмосферном давлении <text:span text:style-name="T16">Р</text:span> = <text:span text:style-name="T24"><text:s text:c="5"/></text:span><text:s/>мм.рт.ст, относительной влажности воздуха <text:span text:style-name="T16">р</text:span> = <text:span text:style-name="T24"><text:s/></text:span><text:span text:style-name="T17">$vlag </text:span><text:s/>%, внешнем фоне γ-излучения <text:span text:style-name="T2">H</text:span>*(10) = <text:span text:style-name="T24"><text:s/></text:span><text:span text:style-name="T17">$bground </text:span><text:s/>мкЗв/ч, <text:s/>согласно методике, изложенной в МП. МН 743-99</text:p>
      <text:p text:style-name="P31"><text:span text:style-name="T6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6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1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6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6">15</text:span></text:p>
          </table:table-cell>
        </table:table-row>
        <table:table-row>
          <table:table-cell table:style-name="t1.A3" office:value-type="string">
            <text:p text:style-name="P17">80,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6">15.4</text:span></text:p>
          </table:table-cell>
        </table:table-row>
        <table:table-row>
          <table:table-cell table:style-name="t1.A7" office:value-type="string">
            <text:p text:style-name="P17"><text:span text:style-name="T6">4</text:span>00 мЗв/ч</text:p>
          </table:table-cell>
          <table:table-cell table:style-name="t1.B7" office:value-type="string">
            <text:p text:style-name="P18">$1-n3</text:p>
          </table:table-cell>
          <table:table-cell table:style-name="t1.B7" office:value-type="string">
            <text:p text:style-name="P18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35">$1-m31</text:p>
              <text:p text:style-name="P35">$1-m32</text:p>
              <text:p text:style-name="P35">$1-m33</text:p>
              <text:p text:style-name="P35">$1-m34</text:p>
            </text:section>
          </table:table-cell>
          <table:table-cell table:style-name="t1.B7" office:value-type="string">
            <text:p text:style-name="P18">$1-av3</text:p>
          </table:table-cell>
          <table:table-cell table:style-name="t1.B7" office:value-type="string">
            <text:p text:style-name="P18">$1-o3</text:p>
          </table:table-cell>
          <table:table-cell table:style-name="t1.B7" office:value-type="string">
            <text:p text:style-name="P18">$1-q3</text:p>
          </table:table-cell>
          <table:table-cell table:style-name="t1.B7" office:value-type="string">
            <text:p text:style-name="P18">$1-do3</text:p>
          </table:table-cell>
          <table:table-cell table:style-name="t1.I7" office:value-type="string">
            <text:p text:style-name="P17">±<text:span text:style-name="T6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28">,</text:span>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мЗв</text:p>
          </table:table-cell>
          <table:table-cell table:style-name="s1.B4" office:value-type="string">
            <text:p text:style-name="P18">$1-n2</text:p>
          </table:table-cell>
          <table:table-cell table:style-name="s1.B4" office:value-type="string">
            <text:p text:style-name="P24"><text:s text:c="2"/>$1-d2 <text:s/></text:p>
            <text:p text:style-name="P21">180c</text:p>
          </table:table-cell>
          <table:table-cell table:style-name="s1.B4" office:value-type="string">
            <text:p text:style-name="P18">$1-d_dev</text:p>
          </table:table-cell>
          <table:table-cell table:style-name="s1.B4" office:value-type="string">
            <text:p text:style-name="P18">$1-dose</text:p>
          </table:table-cell>
          <table:table-cell table:style-name="s1.B4" office:value-type="string">
            <text:p text:style-name="P18">$1-d_res</text:p>
          </table:table-cell>
          <table:table-cell table:style-name="s1.B4" office:value-type="string">
            <text:p text:style-name="P18">$1-o_pog</text:p>
          </table:table-cell>
          <table:table-cell table:style-name="s1.B4" office:value-type="string">
            <text:p text:style-name="P18">$1-d_gran</text:p>
          </table:table-cell>
          <table:table-cell table:style-name="s1.I4" office:value-type="string">
            <text:p text:style-name="P17">±<text:span text:style-name="T6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2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2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2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4">Фон</text:p>
          </table:table-cell>
          <table:table-cell table:style-name="t2.B3" office:value-type="string">
            <text:p text:style-name="P35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5">$2-bg0</text:p>
              <text:p text:style-name="P35">$2-bg1</text:p>
              <text:p text:style-name="P35">$2-bg2</text:p>
              <text:p text:style-name="P35">$2-bg3</text:p>
              <text:p text:style-name="P35">$2-bg4</text:p>
              <text:p text:style-name="P35">$2-bg5</text:p>
              <text:p text:style-name="P35">$2-bg6</text:p>
              <text:p text:style-name="P35">$2-bg7</text:p>
              <text:p text:style-name="P34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5">$2-m00</text:p>
              <text:p text:style-name="P35">$2-m01</text:p>
              <text:p text:style-name="P35">$2-m02</text:p>
              <text:p text:style-name="P35">$2-m03</text:p>
              <text:p text:style-name="P35">$2-m04</text:p>
              <text:p text:style-name="P35">$2-m05</text:p>
              <text:p text:style-name="P35">$2-m06</text:p>
              <text:p text:style-name="P35">$2-m07</text:p>
              <text:p text:style-name="P35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17">±<text:span text:style-name="T6">33.8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5">$2-m11</text:p>
              <text:p text:style-name="P35">$2-m12</text:p>
              <text:p text:style-name="P35">$2-m13</text:p>
              <text:p text:style-name="P35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17">±<text:span text:style-name="T6">15</text:span></text:p>
          </table:table-cell>
        </table:table-row>
        <table:table-row>
          <table:table-cell table:style-name="t2.A3" office:value-type="string">
            <text:p text:style-name="P17">80,0 мЗв/ч</text:p>
          </table:table-cell>
          <table:table-cell table:style-name="t2.B3" office:value-type="string">
            <text:p text:style-name="P18">$2-n2</text:p>
          </table:table-cell>
          <table:table-cell table:style-name="t2.B3" office:value-type="string">
            <text:p text:style-name="P18">$2-d2</text:p>
          </table:table-cell>
          <table:table-cell table:style-name="t2.D3" office:value-type="string">
            <text:section text:style-name="Sect1" text:name="Раздел9">
              <text:p text:style-name="P7">$2-m20</text:p>
              <text:p text:style-name="P35">$2-m21</text:p>
              <text:p text:style-name="P35">$2-m22</text:p>
              <text:p text:style-name="P35">$2-m23</text:p>
              <text:p text:style-name="P35">$2-m24</text:p>
            </text:section>
          </table:table-cell>
          <table:table-cell table:style-name="t2.B3" office:value-type="string">
            <text:p text:style-name="P18">$2-av2</text:p>
          </table:table-cell>
          <table:table-cell table:style-name="t2.B3" office:value-type="string">
            <text:p text:style-name="P18">$2-o2</text:p>
          </table:table-cell>
          <table:table-cell table:style-name="t2.B3" office:value-type="string">
            <text:p text:style-name="P18">$2-q2</text:p>
          </table:table-cell>
          <table:table-cell table:style-name="t2.B3" office:value-type="string">
            <text:p text:style-name="P18">$2-do2</text:p>
          </table:table-cell>
          <table:table-cell table:style-name="t2.I3" office:value-type="string">
            <text:p text:style-name="P17">±<text:span text:style-name="T6">15.4</text:span></text:p>
          </table:table-cell>
        </table:table-row>
        <table:table-row>
          <table:table-cell table:style-name="t2.A7" office:value-type="string">
            <text:p text:style-name="P17"><text:span text:style-name="T6">4</text:span>00 мЗв/ч</text:p>
          </table:table-cell>
          <table:table-cell table:style-name="t2.B7" office:value-type="string">
            <text:p text:style-name="P18">$2-n3</text:p>
          </table:table-cell>
          <table:table-cell table:style-name="t2.B7" office:value-type="string">
            <text:p text:style-name="P18">$2-d3</text:p>
          </table:table-cell>
          <table:table-cell table:style-name="t2.D7" office:value-type="string">
            <text:section text:style-name="Sect1" text:name="Раздел10">
              <text:p text:style-name="P7">$2-m30</text:p>
              <text:p text:style-name="P35">$2-m31</text:p>
              <text:p text:style-name="P35">$2-m32</text:p>
              <text:p text:style-name="P35">$2-m33</text:p>
              <text:p text:style-name="P35">$2-m34</text:p>
            </text:section>
          </table:table-cell>
          <table:table-cell table:style-name="t2.B7" office:value-type="string">
            <text:p text:style-name="P18">$2-av3</text:p>
          </table:table-cell>
          <table:table-cell table:style-name="t2.B7" office:value-type="string">
            <text:p text:style-name="P18">$2-o3</text:p>
          </table:table-cell>
          <table:table-cell table:style-name="t2.B7" office:value-type="string">
            <text:p text:style-name="P18">$2-q3</text:p>
          </table:table-cell>
          <table:table-cell table:style-name="t2.B7" office:value-type="string">
            <text:p text:style-name="P18">$2-do3</text:p>
          </table:table-cell>
          <table:table-cell table:style-name="t2.I7" office:value-type="string">
            <text:p text:style-name="P17">±<text:span text:style-name="T6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2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2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2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2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мЗв</text:p>
          </table:table-cell>
          <table:table-cell table:style-name="s2.B4" office:value-type="string">
            <text:p text:style-name="P18">$2-n2</text:p>
          </table:table-cell>
          <table:table-cell table:style-name="s2.B4" office:value-type="string">
            <text:p text:style-name="P24"><text:s text:c="2"/>$2-d2 <text:s/></text:p>
            <text:p text:style-name="P21">180c</text:p>
          </table:table-cell>
          <table:table-cell table:style-name="s2.B4" office:value-type="string">
            <text:p text:style-name="P18">$2-d_dev</text:p>
          </table:table-cell>
          <table:table-cell table:style-name="s2.B4" office:value-type="string">
            <text:p text:style-name="P18">$2-dose</text:p>
          </table:table-cell>
          <table:table-cell table:style-name="s2.B4" office:value-type="string">
            <text:p text:style-name="P18">$2-d_res</text:p>
          </table:table-cell>
          <table:table-cell table:style-name="s2.B4" office:value-type="string">
            <text:p text:style-name="P18">$2-o_pog</text:p>
          </table:table-cell>
          <table:table-cell table:style-name="s2.B4" office:value-type="string">
            <text:p text:style-name="P18">$2-d_gran</text:p>
          </table:table-cell>
          <table:table-cell table:style-name="s2.I4" office:value-type="string">
            <text:p text:style-name="P17">±<text:span text:style-name="T6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3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3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3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3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4">Фон</text:p>
          </table:table-cell>
          <table:table-cell table:style-name="t3.B3" office:value-type="string">
            <text:p text:style-name="P35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5">$3-bg0</text:p>
              <text:p text:style-name="P35">$3-bg1</text:p>
              <text:p text:style-name="P35">$3-bg2</text:p>
              <text:p text:style-name="P35">$3-bg3</text:p>
              <text:p text:style-name="P35">$3-bg4</text:p>
              <text:p text:style-name="P35">$3-bg5</text:p>
              <text:p text:style-name="P35">$3-bg6</text:p>
              <text:p text:style-name="P35">$3-bg7</text:p>
              <text:p text:style-name="P34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5">$3-m00</text:p>
              <text:p text:style-name="P35">$3-m01</text:p>
              <text:p text:style-name="P35">$3-m02</text:p>
              <text:p text:style-name="P35">$3-m03</text:p>
              <text:p text:style-name="P35">$3-m04</text:p>
              <text:p text:style-name="P35">$3-m05</text:p>
              <text:p text:style-name="P35">$3-m06</text:p>
              <text:p text:style-name="P35">$3-m07</text:p>
              <text:p text:style-name="P35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17">±<text:span text:style-name="T6">33.8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5">$3-m11</text:p>
              <text:p text:style-name="P35">$3-m12</text:p>
              <text:p text:style-name="P35">$3-m13</text:p>
              <text:p text:style-name="P35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17">±<text:span text:style-name="T6">15</text:span></text:p>
          </table:table-cell>
        </table:table-row>
        <table:table-row>
          <table:table-cell table:style-name="t3.A3" office:value-type="string">
            <text:p text:style-name="P17">80,0 мЗв/ч</text:p>
          </table:table-cell>
          <table:table-cell table:style-name="t3.B3" office:value-type="string">
            <text:p text:style-name="P18">$3-n2</text:p>
          </table:table-cell>
          <table:table-cell table:style-name="t3.B3" office:value-type="string">
            <text:p text:style-name="P18">$3-d2</text:p>
          </table:table-cell>
          <table:table-cell table:style-name="t3.D3" office:value-type="string">
            <text:section text:style-name="Sect1" text:name="Раздел14">
              <text:p text:style-name="P7">$3-m20</text:p>
              <text:p text:style-name="P35">$3-m21</text:p>
              <text:p text:style-name="P35">$3-m22</text:p>
              <text:p text:style-name="P35">$3-m23</text:p>
              <text:p text:style-name="P35">$3-m24</text:p>
            </text:section>
          </table:table-cell>
          <table:table-cell table:style-name="t3.B3" office:value-type="string">
            <text:p text:style-name="P18">$3-av2</text:p>
          </table:table-cell>
          <table:table-cell table:style-name="t3.B3" office:value-type="string">
            <text:p text:style-name="P18">$3-o2</text:p>
          </table:table-cell>
          <table:table-cell table:style-name="t3.B3" office:value-type="string">
            <text:p text:style-name="P18">$3-q2</text:p>
          </table:table-cell>
          <table:table-cell table:style-name="t3.B3" office:value-type="string">
            <text:p text:style-name="P18">$3-do2</text:p>
          </table:table-cell>
          <table:table-cell table:style-name="t3.I3" office:value-type="string">
            <text:p text:style-name="P17">±<text:span text:style-name="T6">15.4</text:span></text:p>
          </table:table-cell>
        </table:table-row>
        <table:table-row>
          <table:table-cell table:style-name="t3.A7" office:value-type="string">
            <text:p text:style-name="P17"><text:span text:style-name="T6">4</text:span>00 мЗв/ч</text:p>
          </table:table-cell>
          <table:table-cell table:style-name="t3.B7" office:value-type="string">
            <text:p text:style-name="P18">$3-n3</text:p>
          </table:table-cell>
          <table:table-cell table:style-name="t3.B7" office:value-type="string">
            <text:p text:style-name="P18">$3-d3</text:p>
          </table:table-cell>
          <table:table-cell table:style-name="t3.D7" office:value-type="string">
            <text:section text:style-name="Sect1" text:name="Раздел15">
              <text:p text:style-name="P7">$3-m30</text:p>
              <text:p text:style-name="P35">$3-m31</text:p>
              <text:p text:style-name="P35">$3-m32</text:p>
              <text:p text:style-name="P35">$3-m33</text:p>
              <text:p text:style-name="P35">$3-m34</text:p>
            </text:section>
          </table:table-cell>
          <table:table-cell table:style-name="t3.B7" office:value-type="string">
            <text:p text:style-name="P18">$3-av3</text:p>
          </table:table-cell>
          <table:table-cell table:style-name="t3.B7" office:value-type="string">
            <text:p text:style-name="P18">$3-o3</text:p>
          </table:table-cell>
          <table:table-cell table:style-name="t3.B7" office:value-type="string">
            <text:p text:style-name="P18">$3-q3</text:p>
          </table:table-cell>
          <table:table-cell table:style-name="t3.B7" office:value-type="string">
            <text:p text:style-name="P18">$3-do3</text:p>
          </table:table-cell>
          <table:table-cell table:style-name="t3.I7" office:value-type="string">
            <text:p text:style-name="P17">±<text:span text:style-name="T6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3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3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3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3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3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мЗв</text:p>
          </table:table-cell>
          <table:table-cell table:style-name="s3.B4" office:value-type="string">
            <text:p text:style-name="P18">$3-n2</text:p>
          </table:table-cell>
          <table:table-cell table:style-name="s3.B4" office:value-type="string">
            <text:p text:style-name="P24"><text:s text:c="2"/>$3-d2 <text:s/></text:p>
            <text:p text:style-name="P21">180c</text:p>
          </table:table-cell>
          <table:table-cell table:style-name="s3.B4" office:value-type="string">
            <text:p text:style-name="P18">$3-d_dev</text:p>
          </table:table-cell>
          <table:table-cell table:style-name="s3.B4" office:value-type="string">
            <text:p text:style-name="P18">$3-dose</text:p>
          </table:table-cell>
          <table:table-cell table:style-name="s3.B4" office:value-type="string">
            <text:p text:style-name="P18">$3-d_res</text:p>
          </table:table-cell>
          <table:table-cell table:style-name="s3.B4" office:value-type="string">
            <text:p text:style-name="P18">$3-o_pog</text:p>
          </table:table-cell>
          <table:table-cell table:style-name="s3.B4" office:value-type="string">
            <text:p text:style-name="P18">$3-d_gran</text:p>
          </table:table-cell>
          <table:table-cell table:style-name="s3.I4" office:value-type="string">
            <text:p text:style-name="P17">±<text:span text:style-name="T6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4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4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4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4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4">Фон</text:p>
          </table:table-cell>
          <table:table-cell table:style-name="t4.B3" office:value-type="string">
            <text:p text:style-name="P35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5">$4-bg0</text:p>
              <text:p text:style-name="P35">$4-bg1</text:p>
              <text:p text:style-name="P35">$4-bg2</text:p>
              <text:p text:style-name="P35">$4-bg3</text:p>
              <text:p text:style-name="P35">$4-bg4</text:p>
              <text:p text:style-name="P35">$4-bg5</text:p>
              <text:p text:style-name="P35">$4-bg6</text:p>
              <text:p text:style-name="P35">$4-bg7</text:p>
              <text:p text:style-name="P34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5">$4-m00</text:p>
              <text:p text:style-name="P35">$4-m01</text:p>
              <text:p text:style-name="P35">$4-m02</text:p>
              <text:p text:style-name="P35">$4-m03</text:p>
              <text:p text:style-name="P35">$4-m04</text:p>
              <text:p text:style-name="P35">$4-m05</text:p>
              <text:p text:style-name="P35">$4-m06</text:p>
              <text:p text:style-name="P35">$4-m07</text:p>
              <text:p text:style-name="P35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17">±<text:span text:style-name="T6">33.8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5">$4-m11</text:p>
              <text:p text:style-name="P35">$4-m12</text:p>
              <text:p text:style-name="P35">$4-m13</text:p>
              <text:p text:style-name="P35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17">±<text:span text:style-name="T6">15</text:span></text:p>
          </table:table-cell>
        </table:table-row>
        <table:table-row>
          <table:table-cell table:style-name="t4.A3" office:value-type="string">
            <text:p text:style-name="P17">80,0 мЗв/ч</text:p>
          </table:table-cell>
          <table:table-cell table:style-name="t4.B3" office:value-type="string">
            <text:p text:style-name="P18">$4-n2</text:p>
          </table:table-cell>
          <table:table-cell table:style-name="t4.B3" office:value-type="string">
            <text:p text:style-name="P18">$4-d2</text:p>
          </table:table-cell>
          <table:table-cell table:style-name="t4.D3" office:value-type="string">
            <text:section text:style-name="Sect1" text:name="Раздел19">
              <text:p text:style-name="P7">$4-m20</text:p>
              <text:p text:style-name="P35">$4-m21</text:p>
              <text:p text:style-name="P35">$4-m22</text:p>
              <text:p text:style-name="P35">$4-m23</text:p>
              <text:p text:style-name="P35">$4-m24</text:p>
            </text:section>
          </table:table-cell>
          <table:table-cell table:style-name="t4.B3" office:value-type="string">
            <text:p text:style-name="P18">$4-av2</text:p>
          </table:table-cell>
          <table:table-cell table:style-name="t4.B3" office:value-type="string">
            <text:p text:style-name="P18">$4-o2</text:p>
          </table:table-cell>
          <table:table-cell table:style-name="t4.B3" office:value-type="string">
            <text:p text:style-name="P18">$4-q2</text:p>
          </table:table-cell>
          <table:table-cell table:style-name="t4.B3" office:value-type="string">
            <text:p text:style-name="P18">$4-do2</text:p>
          </table:table-cell>
          <table:table-cell table:style-name="t4.I3" office:value-type="string">
            <text:p text:style-name="P17">±<text:span text:style-name="T6">15.4</text:span></text:p>
          </table:table-cell>
        </table:table-row>
        <table:table-row>
          <table:table-cell table:style-name="t4.A7" office:value-type="string">
            <text:p text:style-name="P17"><text:span text:style-name="T6">4</text:span>00 мЗв/ч</text:p>
          </table:table-cell>
          <table:table-cell table:style-name="t4.B7" office:value-type="string">
            <text:p text:style-name="P18">$4-n3</text:p>
          </table:table-cell>
          <table:table-cell table:style-name="t4.B7" office:value-type="string">
            <text:p text:style-name="P18">$4-d3</text:p>
          </table:table-cell>
          <table:table-cell table:style-name="t4.D7" office:value-type="string">
            <text:section text:style-name="Sect1" text:name="Раздел20">
              <text:p text:style-name="P7">$4-m30</text:p>
              <text:p text:style-name="P35">$4-m31</text:p>
              <text:p text:style-name="P35">$4-m32</text:p>
              <text:p text:style-name="P35">$4-m33</text:p>
              <text:p text:style-name="P35">$4-m34</text:p>
            </text:section>
          </table:table-cell>
          <table:table-cell table:style-name="t4.B7" office:value-type="string">
            <text:p text:style-name="P18">$4-av3</text:p>
          </table:table-cell>
          <table:table-cell table:style-name="t4.B7" office:value-type="string">
            <text:p text:style-name="P18">$4-o3</text:p>
          </table:table-cell>
          <table:table-cell table:style-name="t4.B7" office:value-type="string">
            <text:p text:style-name="P18">$4-q3</text:p>
          </table:table-cell>
          <table:table-cell table:style-name="t4.B7" office:value-type="string">
            <text:p text:style-name="P18">$4-do3</text:p>
          </table:table-cell>
          <table:table-cell table:style-name="t4.I7" office:value-type="string">
            <text:p text:style-name="P17">±<text:span text:style-name="T6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4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4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4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4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4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мЗв</text:p>
          </table:table-cell>
          <table:table-cell table:style-name="s4.B4" office:value-type="string">
            <text:p text:style-name="P18">$4-n2</text:p>
          </table:table-cell>
          <table:table-cell table:style-name="s4.B4" office:value-type="string">
            <text:p text:style-name="P24"><text:s text:c="2"/>$4-d2 <text:s/></text:p>
            <text:p text:style-name="P21">180c</text:p>
          </table:table-cell>
          <table:table-cell table:style-name="s4.B4" office:value-type="string">
            <text:p text:style-name="P18">$4-d_dev</text:p>
          </table:table-cell>
          <table:table-cell table:style-name="s4.B4" office:value-type="string">
            <text:p text:style-name="P18">$4-dose</text:p>
          </table:table-cell>
          <table:table-cell table:style-name="s4.B4" office:value-type="string">
            <text:p text:style-name="P18">$4-d_res</text:p>
          </table:table-cell>
          <table:table-cell table:style-name="s4.B4" office:value-type="string">
            <text:p text:style-name="P18">$4-o_pog</text:p>
          </table:table-cell>
          <table:table-cell table:style-name="s4.B4" office:value-type="string">
            <text:p text:style-name="P18">$4-d_gran</text:p>
          </table:table-cell>
          <table:table-cell table:style-name="s4.I4" office:value-type="string">
            <text:p text:style-name="P17">±<text:span text:style-name="T6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5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5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5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5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4">Фон</text:p>
          </table:table-cell>
          <table:table-cell table:style-name="t5.B3" office:value-type="string">
            <text:p text:style-name="P35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5">$5-bg0</text:p>
              <text:p text:style-name="P35">$5-bg1</text:p>
              <text:p text:style-name="P35">$5-bg2</text:p>
              <text:p text:style-name="P35">$5-bg3</text:p>
              <text:p text:style-name="P35">$5-bg4</text:p>
              <text:p text:style-name="P35">$5-bg5</text:p>
              <text:p text:style-name="P35">$5-bg6</text:p>
              <text:p text:style-name="P35">$5-bg7</text:p>
              <text:p text:style-name="P34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5">$5-m00</text:p>
              <text:p text:style-name="P35">$5-m01</text:p>
              <text:p text:style-name="P35">$5-m02</text:p>
              <text:p text:style-name="P35">$5-m03</text:p>
              <text:p text:style-name="P35">$5-m04</text:p>
              <text:p text:style-name="P35">$5-m05</text:p>
              <text:p text:style-name="P35">$5-m06</text:p>
              <text:p text:style-name="P35">$5-m07</text:p>
              <text:p text:style-name="P35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17">±<text:span text:style-name="T6">33.8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5">$5-m11</text:p>
              <text:p text:style-name="P35">$5-m12</text:p>
              <text:p text:style-name="P35">$5-m13</text:p>
              <text:p text:style-name="P35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17">±<text:span text:style-name="T6">15</text:span></text:p>
          </table:table-cell>
        </table:table-row>
        <table:table-row>
          <table:table-cell table:style-name="t5.A3" office:value-type="string">
            <text:p text:style-name="P17">80,0 мЗв/ч</text:p>
          </table:table-cell>
          <table:table-cell table:style-name="t5.B3" office:value-type="string">
            <text:p text:style-name="P18">$5-n2</text:p>
          </table:table-cell>
          <table:table-cell table:style-name="t5.B3" office:value-type="string">
            <text:p text:style-name="P18">$5-d2</text:p>
          </table:table-cell>
          <table:table-cell table:style-name="t5.D3" office:value-type="string">
            <text:section text:style-name="Sect1" text:name="Раздел24">
              <text:p text:style-name="P7">$5-m20</text:p>
              <text:p text:style-name="P35">$5-m21</text:p>
              <text:p text:style-name="P35">$5-m22</text:p>
              <text:p text:style-name="P35">$5-m23</text:p>
              <text:p text:style-name="P35">$5-m24</text:p>
            </text:section>
          </table:table-cell>
          <table:table-cell table:style-name="t5.B3" office:value-type="string">
            <text:p text:style-name="P18">$5-av2</text:p>
          </table:table-cell>
          <table:table-cell table:style-name="t5.B3" office:value-type="string">
            <text:p text:style-name="P18">$5-o2</text:p>
          </table:table-cell>
          <table:table-cell table:style-name="t5.B3" office:value-type="string">
            <text:p text:style-name="P18">$5-q2</text:p>
          </table:table-cell>
          <table:table-cell table:style-name="t5.B3" office:value-type="string">
            <text:p text:style-name="P18">$5-do2</text:p>
          </table:table-cell>
          <table:table-cell table:style-name="t5.I3" office:value-type="string">
            <text:p text:style-name="P17">±<text:span text:style-name="T6">15.4</text:span></text:p>
          </table:table-cell>
        </table:table-row>
        <table:table-row>
          <table:table-cell table:style-name="t5.A7" office:value-type="string">
            <text:p text:style-name="P17"><text:span text:style-name="T6">4</text:span>00 мЗв/ч</text:p>
          </table:table-cell>
          <table:table-cell table:style-name="t5.B7" office:value-type="string">
            <text:p text:style-name="P18">$5-n3</text:p>
          </table:table-cell>
          <table:table-cell table:style-name="t5.B7" office:value-type="string">
            <text:p text:style-name="P18">$5-d3</text:p>
          </table:table-cell>
          <table:table-cell table:style-name="t5.D7" office:value-type="string">
            <text:section text:style-name="Sect1" text:name="Раздел25">
              <text:p text:style-name="P7">$5-m30</text:p>
              <text:p text:style-name="P35">$5-m31</text:p>
              <text:p text:style-name="P35">$5-m32</text:p>
              <text:p text:style-name="P35">$5-m33</text:p>
              <text:p text:style-name="P35">$5-m34</text:p>
            </text:section>
          </table:table-cell>
          <table:table-cell table:style-name="t5.B7" office:value-type="string">
            <text:p text:style-name="P18">$5-av3</text:p>
          </table:table-cell>
          <table:table-cell table:style-name="t5.B7" office:value-type="string">
            <text:p text:style-name="P18">$5-o3</text:p>
          </table:table-cell>
          <table:table-cell table:style-name="t5.B7" office:value-type="string">
            <text:p text:style-name="P18">$5-q3</text:p>
          </table:table-cell>
          <table:table-cell table:style-name="t5.B7" office:value-type="string">
            <text:p text:style-name="P18">$5-do3</text:p>
          </table:table-cell>
          <table:table-cell table:style-name="t5.I7" office:value-type="string">
            <text:p text:style-name="P17">±<text:span text:style-name="T6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5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5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5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5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5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мЗв</text:p>
          </table:table-cell>
          <table:table-cell table:style-name="s5.B4" office:value-type="string">
            <text:p text:style-name="P18">$5-n2</text:p>
          </table:table-cell>
          <table:table-cell table:style-name="s5.B4" office:value-type="string">
            <text:p text:style-name="P24"><text:s text:c="2"/>$5-d2 <text:s/></text:p>
            <text:p text:style-name="P21">180c</text:p>
          </table:table-cell>
          <table:table-cell table:style-name="s5.B4" office:value-type="string">
            <text:p text:style-name="P18">$5-d_dev</text:p>
          </table:table-cell>
          <table:table-cell table:style-name="s5.B4" office:value-type="string">
            <text:p text:style-name="P18">$5-dose</text:p>
          </table:table-cell>
          <table:table-cell table:style-name="s5.B4" office:value-type="string">
            <text:p text:style-name="P18">$5-d_res</text:p>
          </table:table-cell>
          <table:table-cell table:style-name="s5.B4" office:value-type="string">
            <text:p text:style-name="P18">$5-o_pog</text:p>
          </table:table-cell>
          <table:table-cell table:style-name="s5.B4" office:value-type="string">
            <text:p text:style-name="P18">$5-d_gran</text:p>
          </table:table-cell>
          <table:table-cell table:style-name="s5.I4" office:value-type="string">
            <text:p text:style-name="P17">±<text:span text:style-name="T6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6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6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6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6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4">Фон</text:p>
          </table:table-cell>
          <table:table-cell table:style-name="t6.B3" office:value-type="string">
            <text:p text:style-name="P35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5">$6-bg0</text:p>
              <text:p text:style-name="P35">$6-bg1</text:p>
              <text:p text:style-name="P35">$6-bg2</text:p>
              <text:p text:style-name="P35">$6-bg3</text:p>
              <text:p text:style-name="P35">$6-bg4</text:p>
              <text:p text:style-name="P35">$6-bg5</text:p>
              <text:p text:style-name="P35">$6-bg6</text:p>
              <text:p text:style-name="P35">$6-bg7</text:p>
              <text:p text:style-name="P34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5">$6-m00</text:p>
              <text:p text:style-name="P35">$6-m01</text:p>
              <text:p text:style-name="P35">$6-m02</text:p>
              <text:p text:style-name="P35">$6-m03</text:p>
              <text:p text:style-name="P35">$6-m04</text:p>
              <text:p text:style-name="P35">$6-m05</text:p>
              <text:p text:style-name="P35">$6-m06</text:p>
              <text:p text:style-name="P35">$6-m07</text:p>
              <text:p text:style-name="P35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17">±<text:span text:style-name="T6">33.8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5">$6-m11</text:p>
              <text:p text:style-name="P35">$6-m12</text:p>
              <text:p text:style-name="P35">$6-m13</text:p>
              <text:p text:style-name="P35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17">±<text:span text:style-name="T6">15</text:span></text:p>
          </table:table-cell>
        </table:table-row>
        <table:table-row>
          <table:table-cell table:style-name="t6.A3" office:value-type="string">
            <text:p text:style-name="P17">80,0 мЗв/ч</text:p>
          </table:table-cell>
          <table:table-cell table:style-name="t6.B3" office:value-type="string">
            <text:p text:style-name="P18">$6-n2</text:p>
          </table:table-cell>
          <table:table-cell table:style-name="t6.B3" office:value-type="string">
            <text:p text:style-name="P18">$6-d2</text:p>
          </table:table-cell>
          <table:table-cell table:style-name="t6.D3" office:value-type="string">
            <text:section text:style-name="Sect1" text:name="Раздел29">
              <text:p text:style-name="P7">$6-m20</text:p>
              <text:p text:style-name="P35">$6-m21</text:p>
              <text:p text:style-name="P35">$6-m22</text:p>
              <text:p text:style-name="P35">$6-m23</text:p>
              <text:p text:style-name="P35">$6-m24</text:p>
            </text:section>
          </table:table-cell>
          <table:table-cell table:style-name="t6.B3" office:value-type="string">
            <text:p text:style-name="P18">$6-av2</text:p>
          </table:table-cell>
          <table:table-cell table:style-name="t6.B3" office:value-type="string">
            <text:p text:style-name="P18">$6-o2</text:p>
          </table:table-cell>
          <table:table-cell table:style-name="t6.B3" office:value-type="string">
            <text:p text:style-name="P18">$6-q2</text:p>
          </table:table-cell>
          <table:table-cell table:style-name="t6.B3" office:value-type="string">
            <text:p text:style-name="P18">$6-do2</text:p>
          </table:table-cell>
          <table:table-cell table:style-name="t6.I3" office:value-type="string">
            <text:p text:style-name="P17">±<text:span text:style-name="T6">15.4</text:span></text:p>
          </table:table-cell>
        </table:table-row>
        <table:table-row>
          <table:table-cell table:style-name="t6.A7" office:value-type="string">
            <text:p text:style-name="P17"><text:span text:style-name="T6">4</text:span>00 мЗв/ч</text:p>
          </table:table-cell>
          <table:table-cell table:style-name="t6.B7" office:value-type="string">
            <text:p text:style-name="P18">$6-n3</text:p>
          </table:table-cell>
          <table:table-cell table:style-name="t6.B7" office:value-type="string">
            <text:p text:style-name="P18">$6-d3</text:p>
          </table:table-cell>
          <table:table-cell table:style-name="t6.D7" office:value-type="string">
            <text:section text:style-name="Sect1" text:name="Раздел30">
              <text:p text:style-name="P7">$6-m30</text:p>
              <text:p text:style-name="P35">$6-m31</text:p>
              <text:p text:style-name="P35">$6-m32</text:p>
              <text:p text:style-name="P35">$6-m33</text:p>
              <text:p text:style-name="P35">$6-m34</text:p>
            </text:section>
          </table:table-cell>
          <table:table-cell table:style-name="t6.B7" office:value-type="string">
            <text:p text:style-name="P18">$6-av3</text:p>
          </table:table-cell>
          <table:table-cell table:style-name="t6.B7" office:value-type="string">
            <text:p text:style-name="P18">$6-o3</text:p>
          </table:table-cell>
          <table:table-cell table:style-name="t6.B7" office:value-type="string">
            <text:p text:style-name="P18">$6-q3</text:p>
          </table:table-cell>
          <table:table-cell table:style-name="t6.B7" office:value-type="string">
            <text:p text:style-name="P18">$6-do3</text:p>
          </table:table-cell>
          <table:table-cell table:style-name="t6.I7" office:value-type="string">
            <text:p text:style-name="P17">±<text:span text:style-name="T6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6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6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6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6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6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мЗв</text:p>
          </table:table-cell>
          <table:table-cell table:style-name="s6.B4" office:value-type="string">
            <text:p text:style-name="P18">$6-n2</text:p>
          </table:table-cell>
          <table:table-cell table:style-name="s6.B4" office:value-type="string">
            <text:p text:style-name="P24"><text:s text:c="2"/>$6-d2 <text:s/></text:p>
            <text:p text:style-name="P21">180c</text:p>
          </table:table-cell>
          <table:table-cell table:style-name="s6.B4" office:value-type="string">
            <text:p text:style-name="P18">$6-d_dev</text:p>
          </table:table-cell>
          <table:table-cell table:style-name="s6.B4" office:value-type="string">
            <text:p text:style-name="P18">$6-dose</text:p>
          </table:table-cell>
          <table:table-cell table:style-name="s6.B4" office:value-type="string">
            <text:p text:style-name="P18">$6-d_res</text:p>
          </table:table-cell>
          <table:table-cell table:style-name="s6.B4" office:value-type="string">
            <text:p text:style-name="P18">$6-o_pog</text:p>
          </table:table-cell>
          <table:table-cell table:style-name="s6.B4" office:value-type="string">
            <text:p text:style-name="P18">$6-d_gran</text:p>
          </table:table-cell>
          <table:table-cell table:style-name="s6.I4" office:value-type="string">
            <text:p text:style-name="P17">±<text:span text:style-name="T6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7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7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7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7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4">Фон</text:p>
          </table:table-cell>
          <table:table-cell table:style-name="t7.B3" office:value-type="string">
            <text:p text:style-name="P35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5">$7-bg0</text:p>
              <text:p text:style-name="P35">$7-bg1</text:p>
              <text:p text:style-name="P35">$7-bg2</text:p>
              <text:p text:style-name="P35">$7-bg3</text:p>
              <text:p text:style-name="P35">$7-bg4</text:p>
              <text:p text:style-name="P35">$7-bg5</text:p>
              <text:p text:style-name="P35">$7-bg6</text:p>
              <text:p text:style-name="P35">$7-bg7</text:p>
              <text:p text:style-name="P34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5">$7-m00</text:p>
              <text:p text:style-name="P35">$7-m01</text:p>
              <text:p text:style-name="P35">$7-m02</text:p>
              <text:p text:style-name="P35">$7-m03</text:p>
              <text:p text:style-name="P35">$7-m04</text:p>
              <text:p text:style-name="P35">$7-m05</text:p>
              <text:p text:style-name="P35">$7-m06</text:p>
              <text:p text:style-name="P35">$7-m07</text:p>
              <text:p text:style-name="P35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17">±<text:span text:style-name="T6">33.8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5">$7-m11</text:p>
              <text:p text:style-name="P35">$7-m12</text:p>
              <text:p text:style-name="P35">$7-m13</text:p>
              <text:p text:style-name="P35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17">±<text:span text:style-name="T6">15</text:span></text:p>
          </table:table-cell>
        </table:table-row>
        <table:table-row>
          <table:table-cell table:style-name="t7.A3" office:value-type="string">
            <text:p text:style-name="P17">80,0 мЗв/ч</text:p>
          </table:table-cell>
          <table:table-cell table:style-name="t7.B3" office:value-type="string">
            <text:p text:style-name="P18">$7-n2</text:p>
          </table:table-cell>
          <table:table-cell table:style-name="t7.B3" office:value-type="string">
            <text:p text:style-name="P18">$7-d2</text:p>
          </table:table-cell>
          <table:table-cell table:style-name="t7.D3" office:value-type="string">
            <text:section text:style-name="Sect1" text:name="Раздел34">
              <text:p text:style-name="P7">$7-m20</text:p>
              <text:p text:style-name="P35">$7-m21</text:p>
              <text:p text:style-name="P35">$7-m22</text:p>
              <text:p text:style-name="P35">$7-m23</text:p>
              <text:p text:style-name="P35">$7-m24</text:p>
            </text:section>
          </table:table-cell>
          <table:table-cell table:style-name="t7.B3" office:value-type="string">
            <text:p text:style-name="P18">$7-av2</text:p>
          </table:table-cell>
          <table:table-cell table:style-name="t7.B3" office:value-type="string">
            <text:p text:style-name="P18">$7-o2</text:p>
          </table:table-cell>
          <table:table-cell table:style-name="t7.B3" office:value-type="string">
            <text:p text:style-name="P18">$7-q2</text:p>
          </table:table-cell>
          <table:table-cell table:style-name="t7.B3" office:value-type="string">
            <text:p text:style-name="P18">$7-do2</text:p>
          </table:table-cell>
          <table:table-cell table:style-name="t7.I3" office:value-type="string">
            <text:p text:style-name="P17">±<text:span text:style-name="T6">15.4</text:span></text:p>
          </table:table-cell>
        </table:table-row>
        <table:table-row>
          <table:table-cell table:style-name="t7.A7" office:value-type="string">
            <text:p text:style-name="P17"><text:span text:style-name="T6">4</text:span>00 мЗв/ч</text:p>
          </table:table-cell>
          <table:table-cell table:style-name="t7.B7" office:value-type="string">
            <text:p text:style-name="P18">$7-n3</text:p>
          </table:table-cell>
          <table:table-cell table:style-name="t7.B7" office:value-type="string">
            <text:p text:style-name="P18">$7-d3</text:p>
          </table:table-cell>
          <table:table-cell table:style-name="t7.D7" office:value-type="string">
            <text:section text:style-name="Sect1" text:name="Раздел35">
              <text:p text:style-name="P7">$7-m30</text:p>
              <text:p text:style-name="P35">$7-m31</text:p>
              <text:p text:style-name="P35">$7-m32</text:p>
              <text:p text:style-name="P35">$7-m33</text:p>
              <text:p text:style-name="P35">$7-m34</text:p>
            </text:section>
          </table:table-cell>
          <table:table-cell table:style-name="t7.B7" office:value-type="string">
            <text:p text:style-name="P18">$7-av3</text:p>
          </table:table-cell>
          <table:table-cell table:style-name="t7.B7" office:value-type="string">
            <text:p text:style-name="P18">$7-o3</text:p>
          </table:table-cell>
          <table:table-cell table:style-name="t7.B7" office:value-type="string">
            <text:p text:style-name="P18">$7-q3</text:p>
          </table:table-cell>
          <table:table-cell table:style-name="t7.B7" office:value-type="string">
            <text:p text:style-name="P18">$7-do3</text:p>
          </table:table-cell>
          <table:table-cell table:style-name="t7.I7" office:value-type="string">
            <text:p text:style-name="P17">±<text:span text:style-name="T6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7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7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7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7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7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мЗв</text:p>
          </table:table-cell>
          <table:table-cell table:style-name="s7.B4" office:value-type="string">
            <text:p text:style-name="P18">$7-n2</text:p>
          </table:table-cell>
          <table:table-cell table:style-name="s7.B4" office:value-type="string">
            <text:p text:style-name="P24"><text:s text:c="2"/>$7-d2 <text:s/></text:p>
            <text:p text:style-name="P21">180c</text:p>
          </table:table-cell>
          <table:table-cell table:style-name="s7.B4" office:value-type="string">
            <text:p text:style-name="P18">$7-d_dev</text:p>
          </table:table-cell>
          <table:table-cell table:style-name="s7.B4" office:value-type="string">
            <text:p text:style-name="P18">$7-dose</text:p>
          </table:table-cell>
          <table:table-cell table:style-name="s7.B4" office:value-type="string">
            <text:p text:style-name="P18">$7-d_res</text:p>
          </table:table-cell>
          <table:table-cell table:style-name="s7.B4" office:value-type="string">
            <text:p text:style-name="P18">$7-o_pog</text:p>
          </table:table-cell>
          <table:table-cell table:style-name="s7.B4" office:value-type="string">
            <text:p text:style-name="P18">$7-d_gran</text:p>
          </table:table-cell>
          <table:table-cell table:style-name="s7.I4" office:value-type="string">
            <text:p text:style-name="P17">±<text:span text:style-name="T6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8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8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8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8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4">Фон</text:p>
          </table:table-cell>
          <table:table-cell table:style-name="t8.B3" office:value-type="string">
            <text:p text:style-name="P35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5">$8-bg0</text:p>
              <text:p text:style-name="P35">$8-bg1</text:p>
              <text:p text:style-name="P35">$8-bg2</text:p>
              <text:p text:style-name="P35">$8-bg3</text:p>
              <text:p text:style-name="P35">$8-bg4</text:p>
              <text:p text:style-name="P35">$8-bg5</text:p>
              <text:p text:style-name="P35">$8-bg6</text:p>
              <text:p text:style-name="P35">$8-bg7</text:p>
              <text:p text:style-name="P34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5">$8-m00</text:p>
              <text:p text:style-name="P35">$8-m01</text:p>
              <text:p text:style-name="P35">$8-m02</text:p>
              <text:p text:style-name="P35">$8-m03</text:p>
              <text:p text:style-name="P35">$8-m04</text:p>
              <text:p text:style-name="P35">$8-m05</text:p>
              <text:p text:style-name="P35">$8-m06</text:p>
              <text:p text:style-name="P35">$8-m07</text:p>
              <text:p text:style-name="P35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17">±<text:span text:style-name="T6">33.8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5">$8-m11</text:p>
              <text:p text:style-name="P35">$8-m12</text:p>
              <text:p text:style-name="P35">$8-m13</text:p>
              <text:p text:style-name="P35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17">±<text:span text:style-name="T6">15</text:span></text:p>
          </table:table-cell>
        </table:table-row>
        <table:table-row>
          <table:table-cell table:style-name="t8.A3" office:value-type="string">
            <text:p text:style-name="P17">80,0 мЗв/ч</text:p>
          </table:table-cell>
          <table:table-cell table:style-name="t8.B3" office:value-type="string">
            <text:p text:style-name="P18">$8-n2</text:p>
          </table:table-cell>
          <table:table-cell table:style-name="t8.B3" office:value-type="string">
            <text:p text:style-name="P18">$8-d2</text:p>
          </table:table-cell>
          <table:table-cell table:style-name="t8.D3" office:value-type="string">
            <text:section text:style-name="Sect1" text:name="Раздел39">
              <text:p text:style-name="P7">$8-m20</text:p>
              <text:p text:style-name="P35">$8-m21</text:p>
              <text:p text:style-name="P35">$8-m22</text:p>
              <text:p text:style-name="P35">$8-m23</text:p>
              <text:p text:style-name="P35">$8-m24</text:p>
            </text:section>
          </table:table-cell>
          <table:table-cell table:style-name="t8.B3" office:value-type="string">
            <text:p text:style-name="P18">$8-av2</text:p>
          </table:table-cell>
          <table:table-cell table:style-name="t8.B3" office:value-type="string">
            <text:p text:style-name="P18">$8-o2</text:p>
          </table:table-cell>
          <table:table-cell table:style-name="t8.B3" office:value-type="string">
            <text:p text:style-name="P18">$8-q2</text:p>
          </table:table-cell>
          <table:table-cell table:style-name="t8.B3" office:value-type="string">
            <text:p text:style-name="P18">$8-do2</text:p>
          </table:table-cell>
          <table:table-cell table:style-name="t8.I3" office:value-type="string">
            <text:p text:style-name="P17">±<text:span text:style-name="T6">15.4</text:span></text:p>
          </table:table-cell>
        </table:table-row>
        <table:table-row>
          <table:table-cell table:style-name="t8.A7" office:value-type="string">
            <text:p text:style-name="P17"><text:span text:style-name="T6">4</text:span>00 мЗв/ч</text:p>
          </table:table-cell>
          <table:table-cell table:style-name="t8.B7" office:value-type="string">
            <text:p text:style-name="P18">$8-n3</text:p>
          </table:table-cell>
          <table:table-cell table:style-name="t8.B7" office:value-type="string">
            <text:p text:style-name="P18">$8-d3</text:p>
          </table:table-cell>
          <table:table-cell table:style-name="t8.D7" office:value-type="string">
            <text:section text:style-name="Sect1" text:name="Раздел40">
              <text:p text:style-name="P7">$8-m30</text:p>
              <text:p text:style-name="P35">$8-m31</text:p>
              <text:p text:style-name="P35">$8-m32</text:p>
              <text:p text:style-name="P35">$8-m33</text:p>
              <text:p text:style-name="P35">$8-m34</text:p>
            </text:section>
          </table:table-cell>
          <table:table-cell table:style-name="t8.B7" office:value-type="string">
            <text:p text:style-name="P18">$8-av3</text:p>
          </table:table-cell>
          <table:table-cell table:style-name="t8.B7" office:value-type="string">
            <text:p text:style-name="P18">$8-o3</text:p>
          </table:table-cell>
          <table:table-cell table:style-name="t8.B7" office:value-type="string">
            <text:p text:style-name="P18">$8-q3</text:p>
          </table:table-cell>
          <table:table-cell table:style-name="t8.B7" office:value-type="string">
            <text:p text:style-name="P18">$8-do3</text:p>
          </table:table-cell>
          <table:table-cell table:style-name="t8.I7" office:value-type="string">
            <text:p text:style-name="P17">±<text:span text:style-name="T6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8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8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8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8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8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мЗв</text:p>
          </table:table-cell>
          <table:table-cell table:style-name="s8.B4" office:value-type="string">
            <text:p text:style-name="P18">$8-n2</text:p>
          </table:table-cell>
          <table:table-cell table:style-name="s8.B4" office:value-type="string">
            <text:p text:style-name="P24"><text:s text:c="2"/>$8-d2 <text:s/></text:p>
            <text:p text:style-name="P21">180c</text:p>
          </table:table-cell>
          <table:table-cell table:style-name="s8.B4" office:value-type="string">
            <text:p text:style-name="P18">$8-d_dev</text:p>
          </table:table-cell>
          <table:table-cell table:style-name="s8.B4" office:value-type="string">
            <text:p text:style-name="P18">$8-dose</text:p>
          </table:table-cell>
          <table:table-cell table:style-name="s8.B4" office:value-type="string">
            <text:p text:style-name="P18">$8-d_res</text:p>
          </table:table-cell>
          <table:table-cell table:style-name="s8.B4" office:value-type="string">
            <text:p text:style-name="P18">$8-o_pog</text:p>
          </table:table-cell>
          <table:table-cell table:style-name="s8.B4" office:value-type="string">
            <text:p text:style-name="P18">$8-d_gran</text:p>
          </table:table-cell>
          <table:table-cell table:style-name="s8.I4" office:value-type="string">
            <text:p text:style-name="P17">±<text:span text:style-name="T6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9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9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9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9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4">Фон</text:p>
          </table:table-cell>
          <table:table-cell table:style-name="t9.B3" office:value-type="string">
            <text:p text:style-name="P35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5">$9-bg0</text:p>
              <text:p text:style-name="P35">$9-bg1</text:p>
              <text:p text:style-name="P35">$9-bg2</text:p>
              <text:p text:style-name="P35">$9-bg3</text:p>
              <text:p text:style-name="P35">$9-bg4</text:p>
              <text:p text:style-name="P35">$9-bg5</text:p>
              <text:p text:style-name="P35">$9-bg6</text:p>
              <text:p text:style-name="P35">$9-bg7</text:p>
              <text:p text:style-name="P34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5">$9-m00</text:p>
              <text:p text:style-name="P35">$9-m01</text:p>
              <text:p text:style-name="P35">$9-m02</text:p>
              <text:p text:style-name="P35">$9-m03</text:p>
              <text:p text:style-name="P35">$9-m04</text:p>
              <text:p text:style-name="P35">$9-m05</text:p>
              <text:p text:style-name="P35">$9-m06</text:p>
              <text:p text:style-name="P35">$9-m07</text:p>
              <text:p text:style-name="P35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17">±<text:span text:style-name="T6">33.8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5">$9-m11</text:p>
              <text:p text:style-name="P35">$9-m12</text:p>
              <text:p text:style-name="P35">$9-m13</text:p>
              <text:p text:style-name="P35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17">±<text:span text:style-name="T6">15</text:span></text:p>
          </table:table-cell>
        </table:table-row>
        <table:table-row>
          <table:table-cell table:style-name="t9.A3" office:value-type="string">
            <text:p text:style-name="P17">80,0 мЗв/ч</text:p>
          </table:table-cell>
          <table:table-cell table:style-name="t9.B3" office:value-type="string">
            <text:p text:style-name="P18">$9-n2</text:p>
          </table:table-cell>
          <table:table-cell table:style-name="t9.B3" office:value-type="string">
            <text:p text:style-name="P18">$9-d2</text:p>
          </table:table-cell>
          <table:table-cell table:style-name="t9.D3" office:value-type="string">
            <text:section text:style-name="Sect1" text:name="Раздел44">
              <text:p text:style-name="P7">$9-m20</text:p>
              <text:p text:style-name="P35">$9-m21</text:p>
              <text:p text:style-name="P35">$9-m22</text:p>
              <text:p text:style-name="P35">$9-m23</text:p>
              <text:p text:style-name="P35">$9-m24</text:p>
            </text:section>
          </table:table-cell>
          <table:table-cell table:style-name="t9.B3" office:value-type="string">
            <text:p text:style-name="P18">$9-av2</text:p>
          </table:table-cell>
          <table:table-cell table:style-name="t9.B3" office:value-type="string">
            <text:p text:style-name="P18">$9-o2</text:p>
          </table:table-cell>
          <table:table-cell table:style-name="t9.B3" office:value-type="string">
            <text:p text:style-name="P18">$9-q2</text:p>
          </table:table-cell>
          <table:table-cell table:style-name="t9.B3" office:value-type="string">
            <text:p text:style-name="P18">$9-do2</text:p>
          </table:table-cell>
          <table:table-cell table:style-name="t9.I3" office:value-type="string">
            <text:p text:style-name="P17">±<text:span text:style-name="T6">15.4</text:span></text:p>
          </table:table-cell>
        </table:table-row>
        <table:table-row>
          <table:table-cell table:style-name="t9.A7" office:value-type="string">
            <text:p text:style-name="P17"><text:span text:style-name="T6">4</text:span>00 мЗв/ч</text:p>
          </table:table-cell>
          <table:table-cell table:style-name="t9.B7" office:value-type="string">
            <text:p text:style-name="P18">$9-n3</text:p>
          </table:table-cell>
          <table:table-cell table:style-name="t9.B7" office:value-type="string">
            <text:p text:style-name="P18">$9-d3</text:p>
          </table:table-cell>
          <table:table-cell table:style-name="t9.D7" office:value-type="string">
            <text:section text:style-name="Sect1" text:name="Раздел45">
              <text:p text:style-name="P7">$9-m30</text:p>
              <text:p text:style-name="P35">$9-m31</text:p>
              <text:p text:style-name="P35">$9-m32</text:p>
              <text:p text:style-name="P35">$9-m33</text:p>
              <text:p text:style-name="P35">$9-m34</text:p>
            </text:section>
          </table:table-cell>
          <table:table-cell table:style-name="t9.B7" office:value-type="string">
            <text:p text:style-name="P18">$9-av3</text:p>
          </table:table-cell>
          <table:table-cell table:style-name="t9.B7" office:value-type="string">
            <text:p text:style-name="P18">$9-o3</text:p>
          </table:table-cell>
          <table:table-cell table:style-name="t9.B7" office:value-type="string">
            <text:p text:style-name="P18">$9-q3</text:p>
          </table:table-cell>
          <table:table-cell table:style-name="t9.B7" office:value-type="string">
            <text:p text:style-name="P18">$9-do3</text:p>
          </table:table-cell>
          <table:table-cell table:style-name="t9.I7" office:value-type="string">
            <text:p text:style-name="P17">±<text:span text:style-name="T6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9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9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9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9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9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мЗв</text:p>
          </table:table-cell>
          <table:table-cell table:style-name="s9.B4" office:value-type="string">
            <text:p text:style-name="P18">$9-n2</text:p>
          </table:table-cell>
          <table:table-cell table:style-name="s9.B4" office:value-type="string">
            <text:p text:style-name="P24"><text:s text:c="2"/>$9-d2 <text:s/></text:p>
            <text:p text:style-name="P21">180c</text:p>
          </table:table-cell>
          <table:table-cell table:style-name="s9.B4" office:value-type="string">
            <text:p text:style-name="P18">$9-d_dev</text:p>
          </table:table-cell>
          <table:table-cell table:style-name="s9.B4" office:value-type="string">
            <text:p text:style-name="P18">$9-dose</text:p>
          </table:table-cell>
          <table:table-cell table:style-name="s9.B4" office:value-type="string">
            <text:p text:style-name="P18">$9-d_res</text:p>
          </table:table-cell>
          <table:table-cell table:style-name="s9.B4" office:value-type="string">
            <text:p text:style-name="P18">$9-o_pog</text:p>
          </table:table-cell>
          <table:table-cell table:style-name="s9.B4" office:value-type="string">
            <text:p text:style-name="P18">$9-d_gran</text:p>
          </table:table-cell>
          <table:table-cell table:style-name="s9.I4" office:value-type="string">
            <text:p text:style-name="P17">±<text:span text:style-name="T6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10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10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0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0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4">Фон</text:p>
          </table:table-cell>
          <table:table-cell table:style-name="t10.B3" office:value-type="string">
            <text:p text:style-name="P35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5">$10-bg0</text:p>
              <text:p text:style-name="P35">$10-bg1</text:p>
              <text:p text:style-name="P35">$10-bg2</text:p>
              <text:p text:style-name="P35">$10-bg3</text:p>
              <text:p text:style-name="P35">$10-bg4</text:p>
              <text:p text:style-name="P35">$10-bg5</text:p>
              <text:p text:style-name="P35">$10-bg6</text:p>
              <text:p text:style-name="P35">$10-bg7</text:p>
              <text:p text:style-name="P34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5">$10-m00</text:p>
              <text:p text:style-name="P35">$10-m01</text:p>
              <text:p text:style-name="P35">$10-m02</text:p>
              <text:p text:style-name="P35">$10-m03</text:p>
              <text:p text:style-name="P35">$10-m04</text:p>
              <text:p text:style-name="P35">$10-m05</text:p>
              <text:p text:style-name="P35">$10-m06</text:p>
              <text:p text:style-name="P35">$10-m07</text:p>
              <text:p text:style-name="P35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17">±<text:span text:style-name="T6">33.8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5">$10-m11</text:p>
              <text:p text:style-name="P35">$10-m12</text:p>
              <text:p text:style-name="P35">$10-m13</text:p>
              <text:p text:style-name="P35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17">±<text:span text:style-name="T6">15</text:span></text:p>
          </table:table-cell>
        </table:table-row>
        <table:table-row>
          <table:table-cell table:style-name="t10.A3" office:value-type="string">
            <text:p text:style-name="P17">80,0 мЗв/ч</text:p>
          </table:table-cell>
          <table:table-cell table:style-name="t10.B3" office:value-type="string">
            <text:p text:style-name="P18">$10-n2</text:p>
          </table:table-cell>
          <table:table-cell table:style-name="t10.B3" office:value-type="string">
            <text:p text:style-name="P18">$10-d2</text:p>
          </table:table-cell>
          <table:table-cell table:style-name="t10.D3" office:value-type="string">
            <text:section text:style-name="Sect1" text:name="Раздел49">
              <text:p text:style-name="P7">$10-m20</text:p>
              <text:p text:style-name="P35">$10-m21</text:p>
              <text:p text:style-name="P35">$10-m22</text:p>
              <text:p text:style-name="P35">$10-m23</text:p>
              <text:p text:style-name="P35">$10-m24</text:p>
            </text:section>
          </table:table-cell>
          <table:table-cell table:style-name="t10.B3" office:value-type="string">
            <text:p text:style-name="P18">$10-av2</text:p>
          </table:table-cell>
          <table:table-cell table:style-name="t10.B3" office:value-type="string">
            <text:p text:style-name="P18">$10-o2</text:p>
          </table:table-cell>
          <table:table-cell table:style-name="t10.B3" office:value-type="string">
            <text:p text:style-name="P18">$10-q2</text:p>
          </table:table-cell>
          <table:table-cell table:style-name="t10.B3" office:value-type="string">
            <text:p text:style-name="P18">$10-do2</text:p>
          </table:table-cell>
          <table:table-cell table:style-name="t10.I3" office:value-type="string">
            <text:p text:style-name="P17">±<text:span text:style-name="T6">15.4</text:span></text:p>
          </table:table-cell>
        </table:table-row>
        <table:table-row>
          <table:table-cell table:style-name="t10.A7" office:value-type="string">
            <text:p text:style-name="P17"><text:span text:style-name="T6">4</text:span>00 мЗв/ч</text:p>
          </table:table-cell>
          <table:table-cell table:style-name="t10.B7" office:value-type="string">
            <text:p text:style-name="P18">$10-n3</text:p>
          </table:table-cell>
          <table:table-cell table:style-name="t10.B7" office:value-type="string">
            <text:p text:style-name="P18">$10-d3</text:p>
          </table:table-cell>
          <table:table-cell table:style-name="t10.D7" office:value-type="string">
            <text:section text:style-name="Sect1" text:name="Раздел50">
              <text:p text:style-name="P7">$10-m30</text:p>
              <text:p text:style-name="P35">$10-m31</text:p>
              <text:p text:style-name="P35">$10-m32</text:p>
              <text:p text:style-name="P35">$10-m33</text:p>
              <text:p text:style-name="P35">$10-m34</text:p>
            </text:section>
          </table:table-cell>
          <table:table-cell table:style-name="t10.B7" office:value-type="string">
            <text:p text:style-name="P18">$10-av3</text:p>
          </table:table-cell>
          <table:table-cell table:style-name="t10.B7" office:value-type="string">
            <text:p text:style-name="P18">$10-o3</text:p>
          </table:table-cell>
          <table:table-cell table:style-name="t10.B7" office:value-type="string">
            <text:p text:style-name="P18">$10-q3</text:p>
          </table:table-cell>
          <table:table-cell table:style-name="t10.B7" office:value-type="string">
            <text:p text:style-name="P18">$10-do3</text:p>
          </table:table-cell>
          <table:table-cell table:style-name="t10.I7" office:value-type="string">
            <text:p text:style-name="P17">±<text:span text:style-name="T6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10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0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0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10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0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мЗв</text:p>
          </table:table-cell>
          <table:table-cell table:style-name="s10.B4" office:value-type="string">
            <text:p text:style-name="P18">$10-n2</text:p>
          </table:table-cell>
          <table:table-cell table:style-name="s10.B4" office:value-type="string">
            <text:p text:style-name="P24"><text:s text:c="2"/>$10-d2 <text:s/></text:p>
            <text:p text:style-name="P21">180c</text:p>
          </table:table-cell>
          <table:table-cell table:style-name="s10.B4" office:value-type="string">
            <text:p text:style-name="P18">$10-d_dev</text:p>
          </table:table-cell>
          <table:table-cell table:style-name="s10.B4" office:value-type="string">
            <text:p text:style-name="P18">$10-dose</text:p>
          </table:table-cell>
          <table:table-cell table:style-name="s10.B4" office:value-type="string">
            <text:p text:style-name="P18">$10-d_res</text:p>
          </table:table-cell>
          <table:table-cell table:style-name="s10.B4" office:value-type="string">
            <text:p text:style-name="P18">$10-o_pog</text:p>
          </table:table-cell>
          <table:table-cell table:style-name="s10.B4" office:value-type="string">
            <text:p text:style-name="P18">$10-d_gran</text:p>
          </table:table-cell>
          <table:table-cell table:style-name="s10.I4" office:value-type="string">
            <text:p text:style-name="P17">±<text:span text:style-name="T6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11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1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1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1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4">Фон</text:p>
          </table:table-cell>
          <table:table-cell table:style-name="t11.B3" office:value-type="string">
            <text:p text:style-name="P35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5">$11-bg0</text:p>
              <text:p text:style-name="P35">$11-bg1</text:p>
              <text:p text:style-name="P35">$11-bg2</text:p>
              <text:p text:style-name="P35">$11-bg3</text:p>
              <text:p text:style-name="P35">$11-bg4</text:p>
              <text:p text:style-name="P35">$11-bg5</text:p>
              <text:p text:style-name="P35">$11-bg6</text:p>
              <text:p text:style-name="P35">$11-bg7</text:p>
              <text:p text:style-name="P34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5">$11-m00</text:p>
              <text:p text:style-name="P35">$11-m01</text:p>
              <text:p text:style-name="P35">$11-m02</text:p>
              <text:p text:style-name="P35">$11-m03</text:p>
              <text:p text:style-name="P35">$11-m04</text:p>
              <text:p text:style-name="P35">$11-m05</text:p>
              <text:p text:style-name="P35">$11-m06</text:p>
              <text:p text:style-name="P35">$11-m07</text:p>
              <text:p text:style-name="P35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17">±<text:span text:style-name="T6">33.8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5">$11-m11</text:p>
              <text:p text:style-name="P35">$11-m12</text:p>
              <text:p text:style-name="P35">$11-m13</text:p>
              <text:p text:style-name="P35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17">±<text:span text:style-name="T6">15</text:span></text:p>
          </table:table-cell>
        </table:table-row>
        <table:table-row>
          <table:table-cell table:style-name="t11.A3" office:value-type="string">
            <text:p text:style-name="P17">80,0 мЗв/ч</text:p>
          </table:table-cell>
          <table:table-cell table:style-name="t11.B3" office:value-type="string">
            <text:p text:style-name="P18">$11-n2</text:p>
          </table:table-cell>
          <table:table-cell table:style-name="t11.B3" office:value-type="string">
            <text:p text:style-name="P18">$11-d2</text:p>
          </table:table-cell>
          <table:table-cell table:style-name="t11.D3" office:value-type="string">
            <text:section text:style-name="Sect1" text:name="Раздел54">
              <text:p text:style-name="P7">$11-m20</text:p>
              <text:p text:style-name="P35">$11-m21</text:p>
              <text:p text:style-name="P35">$11-m22</text:p>
              <text:p text:style-name="P35">$11-m23</text:p>
              <text:p text:style-name="P35">$11-m24</text:p>
            </text:section>
          </table:table-cell>
          <table:table-cell table:style-name="t11.B3" office:value-type="string">
            <text:p text:style-name="P18">$11-av2</text:p>
          </table:table-cell>
          <table:table-cell table:style-name="t11.B3" office:value-type="string">
            <text:p text:style-name="P18">$11-o2</text:p>
          </table:table-cell>
          <table:table-cell table:style-name="t11.B3" office:value-type="string">
            <text:p text:style-name="P18">$11-q2</text:p>
          </table:table-cell>
          <table:table-cell table:style-name="t11.B3" office:value-type="string">
            <text:p text:style-name="P18">$11-do2</text:p>
          </table:table-cell>
          <table:table-cell table:style-name="t11.I3" office:value-type="string">
            <text:p text:style-name="P17">±<text:span text:style-name="T6">15.4</text:span></text:p>
          </table:table-cell>
        </table:table-row>
        <table:table-row>
          <table:table-cell table:style-name="t11.A7" office:value-type="string">
            <text:p text:style-name="P17"><text:span text:style-name="T6">4</text:span>00 мЗв/ч</text:p>
          </table:table-cell>
          <table:table-cell table:style-name="t11.B7" office:value-type="string">
            <text:p text:style-name="P18">$11-n3</text:p>
          </table:table-cell>
          <table:table-cell table:style-name="t11.B7" office:value-type="string">
            <text:p text:style-name="P18">$11-d3</text:p>
          </table:table-cell>
          <table:table-cell table:style-name="t11.D7" office:value-type="string">
            <text:section text:style-name="Sect1" text:name="Раздел55">
              <text:p text:style-name="P7">$11-m30</text:p>
              <text:p text:style-name="P35">$11-m31</text:p>
              <text:p text:style-name="P35">$11-m32</text:p>
              <text:p text:style-name="P35">$11-m33</text:p>
              <text:p text:style-name="P35">$11-m34</text:p>
            </text:section>
          </table:table-cell>
          <table:table-cell table:style-name="t11.B7" office:value-type="string">
            <text:p text:style-name="P18">$11-av3</text:p>
          </table:table-cell>
          <table:table-cell table:style-name="t11.B7" office:value-type="string">
            <text:p text:style-name="P18">$11-o3</text:p>
          </table:table-cell>
          <table:table-cell table:style-name="t11.B7" office:value-type="string">
            <text:p text:style-name="P18">$11-q3</text:p>
          </table:table-cell>
          <table:table-cell table:style-name="t11.B7" office:value-type="string">
            <text:p text:style-name="P18">$11-do3</text:p>
          </table:table-cell>
          <table:table-cell table:style-name="t11.I7" office:value-type="string">
            <text:p text:style-name="P17">±<text:span text:style-name="T6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1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1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1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11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1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мЗв</text:p>
          </table:table-cell>
          <table:table-cell table:style-name="s11.B4" office:value-type="string">
            <text:p text:style-name="P18">$11-n2</text:p>
          </table:table-cell>
          <table:table-cell table:style-name="s11.B4" office:value-type="string">
            <text:p text:style-name="P24"><text:s text:c="2"/>$11-d2 <text:s/></text:p>
            <text:p text:style-name="P21">180c</text:p>
          </table:table-cell>
          <table:table-cell table:style-name="s11.B4" office:value-type="string">
            <text:p text:style-name="P18">$11-d_dev</text:p>
          </table:table-cell>
          <table:table-cell table:style-name="s11.B4" office:value-type="string">
            <text:p text:style-name="P18">$11-dose</text:p>
          </table:table-cell>
          <table:table-cell table:style-name="s11.B4" office:value-type="string">
            <text:p text:style-name="P18">$11-d_res</text:p>
          </table:table-cell>
          <table:table-cell table:style-name="s11.B4" office:value-type="string">
            <text:p text:style-name="P18">$11-o_pog</text:p>
          </table:table-cell>
          <table:table-cell table:style-name="s11.B4" office:value-type="string">
            <text:p text:style-name="P18">$11-d_gran</text:p>
          </table:table-cell>
          <table:table-cell table:style-name="s11.I4" office:value-type="string">
            <text:p text:style-name="P17">±<text:span text:style-name="T6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12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1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2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2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4">Фон</text:p>
          </table:table-cell>
          <table:table-cell table:style-name="t12.B3" office:value-type="string">
            <text:p text:style-name="P35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5">$12-bg0</text:p>
              <text:p text:style-name="P35">$12-bg1</text:p>
              <text:p text:style-name="P35">$12-bg2</text:p>
              <text:p text:style-name="P35">$12-bg3</text:p>
              <text:p text:style-name="P35">$12-bg4</text:p>
              <text:p text:style-name="P35">$12-bg5</text:p>
              <text:p text:style-name="P35">$12-bg6</text:p>
              <text:p text:style-name="P35">$12-bg7</text:p>
              <text:p text:style-name="P34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5">$12-m00</text:p>
              <text:p text:style-name="P35">$12-m01</text:p>
              <text:p text:style-name="P35">$12-m02</text:p>
              <text:p text:style-name="P35">$12-m03</text:p>
              <text:p text:style-name="P35">$12-m04</text:p>
              <text:p text:style-name="P35">$12-m05</text:p>
              <text:p text:style-name="P35">$12-m06</text:p>
              <text:p text:style-name="P35">$12-m07</text:p>
              <text:p text:style-name="P35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17">±<text:span text:style-name="T6">33.8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5">$12-m11</text:p>
              <text:p text:style-name="P35">$12-m12</text:p>
              <text:p text:style-name="P35">$12-m13</text:p>
              <text:p text:style-name="P35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17">±<text:span text:style-name="T6">15</text:span></text:p>
          </table:table-cell>
        </table:table-row>
        <table:table-row>
          <table:table-cell table:style-name="t12.A3" office:value-type="string">
            <text:p text:style-name="P17">80,0 мЗв/ч</text:p>
          </table:table-cell>
          <table:table-cell table:style-name="t12.B3" office:value-type="string">
            <text:p text:style-name="P18">$12-n2</text:p>
          </table:table-cell>
          <table:table-cell table:style-name="t12.B3" office:value-type="string">
            <text:p text:style-name="P18">$12-d2</text:p>
          </table:table-cell>
          <table:table-cell table:style-name="t12.D3" office:value-type="string">
            <text:section text:style-name="Sect1" text:name="Раздел59">
              <text:p text:style-name="P7">$12-m20</text:p>
              <text:p text:style-name="P35">$12-m21</text:p>
              <text:p text:style-name="P35">$12-m22</text:p>
              <text:p text:style-name="P35">$12-m23</text:p>
              <text:p text:style-name="P35">$12-m24</text:p>
            </text:section>
          </table:table-cell>
          <table:table-cell table:style-name="t12.B3" office:value-type="string">
            <text:p text:style-name="P18">$12-av2</text:p>
          </table:table-cell>
          <table:table-cell table:style-name="t12.B3" office:value-type="string">
            <text:p text:style-name="P18">$12-o2</text:p>
          </table:table-cell>
          <table:table-cell table:style-name="t12.B3" office:value-type="string">
            <text:p text:style-name="P18">$12-q2</text:p>
          </table:table-cell>
          <table:table-cell table:style-name="t12.B3" office:value-type="string">
            <text:p text:style-name="P18">$12-do2</text:p>
          </table:table-cell>
          <table:table-cell table:style-name="t12.I3" office:value-type="string">
            <text:p text:style-name="P17">±<text:span text:style-name="T6">15.4</text:span></text:p>
          </table:table-cell>
        </table:table-row>
        <table:table-row>
          <table:table-cell table:style-name="t12.A7" office:value-type="string">
            <text:p text:style-name="P17"><text:span text:style-name="T6">4</text:span>00 мЗв/ч</text:p>
          </table:table-cell>
          <table:table-cell table:style-name="t12.B7" office:value-type="string">
            <text:p text:style-name="P18">$12-n3</text:p>
          </table:table-cell>
          <table:table-cell table:style-name="t12.B7" office:value-type="string">
            <text:p text:style-name="P18">$12-d3</text:p>
          </table:table-cell>
          <table:table-cell table:style-name="t12.D7" office:value-type="string">
            <text:section text:style-name="Sect1" text:name="Раздел60">
              <text:p text:style-name="P7">$12-m30</text:p>
              <text:p text:style-name="P35">$12-m31</text:p>
              <text:p text:style-name="P35">$12-m32</text:p>
              <text:p text:style-name="P35">$12-m33</text:p>
              <text:p text:style-name="P35">$12-m34</text:p>
            </text:section>
          </table:table-cell>
          <table:table-cell table:style-name="t12.B7" office:value-type="string">
            <text:p text:style-name="P18">$12-av3</text:p>
          </table:table-cell>
          <table:table-cell table:style-name="t12.B7" office:value-type="string">
            <text:p text:style-name="P18">$12-o3</text:p>
          </table:table-cell>
          <table:table-cell table:style-name="t12.B7" office:value-type="string">
            <text:p text:style-name="P18">$12-q3</text:p>
          </table:table-cell>
          <table:table-cell table:style-name="t12.B7" office:value-type="string">
            <text:p text:style-name="P18">$12-do3</text:p>
          </table:table-cell>
          <table:table-cell table:style-name="t12.I7" office:value-type="string">
            <text:p text:style-name="P17">±<text:span text:style-name="T6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1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2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2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12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2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мЗв</text:p>
          </table:table-cell>
          <table:table-cell table:style-name="s12.B4" office:value-type="string">
            <text:p text:style-name="P18">$12-n2</text:p>
          </table:table-cell>
          <table:table-cell table:style-name="s12.B4" office:value-type="string">
            <text:p text:style-name="P24"><text:s text:c="2"/>$12-d2 <text:s/></text:p>
            <text:p text:style-name="P21">180c</text:p>
          </table:table-cell>
          <table:table-cell table:style-name="s12.B4" office:value-type="string">
            <text:p text:style-name="P18">$12-d_dev</text:p>
          </table:table-cell>
          <table:table-cell table:style-name="s12.B4" office:value-type="string">
            <text:p text:style-name="P18">$12-dose</text:p>
          </table:table-cell>
          <table:table-cell table:style-name="s12.B4" office:value-type="string">
            <text:p text:style-name="P18">$12-d_res</text:p>
          </table:table-cell>
          <table:table-cell table:style-name="s12.B4" office:value-type="string">
            <text:p text:style-name="P18">$12-o_pog</text:p>
          </table:table-cell>
          <table:table-cell table:style-name="s12.B4" office:value-type="string">
            <text:p text:style-name="P18">$12-d_gran</text:p>
          </table:table-cell>
          <table:table-cell table:style-name="s12.I4" office:value-type="string">
            <text:p text:style-name="P17">±<text:span text:style-name="T6">15.4</text:span></text:p>
          </table:table-cell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Р-АТ2503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3T14:38:57.10</dc:date>
    <meta:editing-duration>P3DT5H59M10S</meta:editing-duration>
    <meta:editing-cycles>364</meta:editing-cycles>
    <meta:generator>OpenOffice/4.1.6$Win32 OpenOffice.org_project/416m1$Build-9790</meta:generator>
    <meta:document-statistic meta:table-count="25" meta:image-count="0" meta:object-count="0" meta:page-count="7" meta:paragraph-count="1340" meta:word-count="2304" meta:character-count="16780"/>
  </office:meta>
</office:document-meta>
</file>